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12.587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88cm solid #3366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wrap" fo:border-left="0.088cm solid #3366ff" style:direction="ltr" fo:border-right="0.088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Fospolis" table:style-name="ta5" table:print-ranges="eFospolis.A1:eFospolis.H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number-columns-repeated="44" table:default-cell-style-name="Normal_5f_HCsolicPorTipo"/>
        <table:table-column table:style-name="co8" table:number-columns-repeated="205" table:default-cell-style-name="Normal_5f_HCsolicPorTipo"/>
        <table:table-header-rows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3">
            <table:table-cell table:style-name="ce1"/>
            <table:table-cell table:style-name="ce3" office:value-type="string" table:number-columns-spanned="6" table:number-rows-spanned="1">
              <text:p>ATENCIONES AMBULATORIAS "FOSPOLIS"</text:p>
            </table:table-cell>
            <table:covered-table-cell table:number-columns-repeated="5" table:style-name="ce7"/>
            <table:table-cell table:style-name="ce1" table:number-columns-repeated="44"/>
            <table:table-cell table:number-columns-repeated="205"/>
          </table:table-row>
          <table:table-row table:style-name="ro4">
            <table:table-cell table:style-name="ce1"/>
            <table:table-cell table:style-name="ce4" table:number-columns-spanned="6" table:number-rows-spanned="1"/>
            <table:covered-table-cell table:number-columns-repeated="5" table:style-name="ce8"/>
            <table:table-cell table:style-name="ce1" table:number-columns-repeated="44"/>
            <table:table-cell table:number-columns-repeated="205"/>
          </table:table-row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1">
            <table:table-cell table:style-name="ce1"/>
            <table:table-cell table:style-name="ce5" table:number-columns-repeated="2"/>
            <table:table-cell table:style-name="ce10" office:value-type="string" table:number-columns-spanned="4" table:number-rows-spanned="1">
              <text:p>ATENCION AMBULATORIA</text:p>
            </table:table-cell>
            <table:covered-table-cell table:number-columns-repeated="2" table:style-name="ce12"/>
            <table:covered-table-cell table:style-name="ce15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number-columns-repeated="205"/>
          </table:table-row>
          <table:table-row table:style-name="ro5">
            <table:table-cell table:style-name="ce1"/>
            <table:table-cell table:style-name="ce6" office:value-type="string">
              <text:p>APELLIDOS Y NOMBRES DEL PACIENTE</text:p>
            </table:table-cell>
            <table:table-cell table:style-name="ce9" office:value-type="string">
              <text:p>Nº DE OFICIO</text:p>
            </table:table-cell>
            <table:table-cell table:style-name="ce11" office:value-type="string">
              <text:p>SESIONES Y/O CONSULTAS ATENDIDAS (FECHAS DEL MES)</text:p>
            </table:table-cell>
            <table:table-cell table:style-name="ce13" office:value-type="string">
              <text:p>DIAS</text:p>
            </table:table-cell>
            <table:table-cell table:style-name="ce14" office:value-type="string">
              <text:p>TOTAL DIA</text:p>
            </table:table-cell>
            <table:table-cell table:style-name="ce14" office:value-type="string">
              <text:p>IMPORTE</text:p>
            </table:table-cell>
            <table:covered-table-cell table:number-columns-repeated="44" table:style-name="ce17"/>
            <table:table-cell table:number-columns-repeated="205"/>
          </table:table-row>
        </table:table-header-rows>
        <table:table-row table:style-name="ro7" table:number-rows-repeated="994">
          <table:table-cell table:style-name="ce2" table:number-columns-repeated="7"/>
          <table:table-cell table:style-name="ce18" table:number-columns-repeated="44"/>
          <table:table-cell table:number-columns-repeated="205"/>
        </table:table-row>
        <table:table-row table:style-name="ro7" table:number-rows-repeated="248">
          <table:table-cell table:style-name="ce2" table:number-columns-repeated="51"/>
          <table:table-cell table:number-columns-repeated="205"/>
        </table:table-row>
        <table:table-row table:style-name="ro7" table:number-rows-repeated="104732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0:2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Fospolis" style:display-name="PageStyle_eFospoli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0:28.68</dc:date>
    <meta:generator>OpenOffice/4.0.0$Win32 OpenOffice.org_project/400m3$Build-9702</meta:generator>
    <meta:editing-duration>PT5M20S</meta:editing-duration>
    <meta:editing-cycles>6</meta:editing-cycles>
    <meta:document-statistic meta:table-count="4" meta:cell-count="8" meta:object-count="0"/>
  </office:meta>
</office:document-meta>
</file>